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hief Blueprint" svg:font-family="'Chief Blueprin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IDFont+F11" svg:font-family="CIDFont+F1" style:font-family-generic="system" style:font-pitch="variable"/>
    <style:font-face style:name="CIDFont+F21" svg:font-family="CIDFont+F2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8"/>
    <style:style style:name="P2" style:family="paragraph" style:parent-style-name="List_20_Paragraph" style:list-style-name="WWNum8">
      <style:paragraph-properties fo:line-height="100%"/>
    </style:style>
    <style:style style:name="P3" style:family="paragraph" style:parent-style-name="List_20_Paragraph" style:list-style-name="WWNum13">
      <style:paragraph-properties fo:line-height="100%"/>
    </style:style>
    <style:style style:name="P4" style:family="paragraph" style:parent-style-name="List_20_Paragraph" style:list-style-name="WWNum9">
      <style:paragraph-properties fo:line-height="100%"/>
    </style:style>
    <style:style style:name="P5" style:family="paragraph" style:parent-style-name="List_20_Paragraph" style:list-style-name="WWNum10">
      <style:paragraph-properties fo:line-height="100%"/>
    </style:style>
    <style:style style:name="P6" style:family="paragraph" style:parent-style-name="List_20_Paragraph" style:list-style-name="WWNum11">
      <style:paragraph-properties fo:line-height="100%"/>
    </style:style>
    <style:style style:name="P7" style:family="paragraph" style:parent-style-name="List_20_Paragraph" style:list-style-name="WWNum12">
      <style:paragraph-properties fo:line-height="100%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margin-left="0in" fo:margin-right="0in" fo:text-indent="0.5in" style:auto-text-indent="false"/>
    </style:style>
    <style:style style:name="P11" style:family="paragraph" style:parent-style-name="Standard" style:master-page-name="Standard">
      <style:paragraph-properties fo:line-height="100%" style:page-number="auto"/>
    </style:style>
    <style:style style:name="T1" style:family="text">
      <style:text-properties style:font-name="CIDFont+F1" fo:font-size="16pt" style:font-size-asian="16pt" style:font-name-complex="CIDFont+F11" style:font-size-complex="16pt"/>
    </style:style>
    <style:style style:name="T2" style:family="text">
      <style:text-properties style:font-name="CIDFont+F1" fo:font-size="12pt" style:font-size-asian="12pt" style:font-name-complex="CIDFont+F11" style:font-size-complex="12pt"/>
    </style:style>
    <style:style style:name="T3" style:family="text">
      <style:text-properties style:font-name="CIDFont+F2" fo:font-size="12pt" style:font-size-asian="12pt" style:font-name-complex="CIDFont+F21" style:font-size-complex="12pt"/>
    </style:style>
    <style:style style:name="T4" style:family="text">
      <style:text-properties style:font-name="CIDFont+F2" fo:font-size="14pt" style:font-size-asian="14pt" style:font-name-complex="CIDFont+F21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style:font-name="Chief Blueprint"/>
    </style:style>
    <style:style style:name="T10" style:family="text">
      <style:text-properties style:font-name="Chief Blueprint" fo:font-size="14pt" style:font-size-asian="14pt" style:font-size-complex="14pt"/>
    </style:style>
    <style:style style:name="T11" style:family="text">
      <style:text-properties style:font-name="Chief Blueprint"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style:font-name="Chief Blueprint"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PPPA Mission Statement</text:span></text:p>
      <text:p text:style-name="P8"><text:span text:style-name="T2">“The mission of the Perkins Pond Protective Association is to actively monitor, protect, and enhance the viability of Perkins Pond and its watershed. This will be implemented through:</text:span></text:p>
      <text:p text:style-name="P8"><text:span text:style-name="T3">- </text:span><text:span text:style-name="T2">Collaboration with local, state and federal organizations</text:span></text:p>
      <text:p text:style-name="P8"><text:span text:style-name="T3">- </text:span><text:span text:style-name="T2">Providing educational resources</text:span></text:p>
      <text:p text:style-name="Standard"><text:span text:style-name="T3">- </text:span><text:span text:style-name="T2">Encouraging a sense of community </text:span></text:p>
      <text:p text:style-name="P9"/>
      <text:p text:style-name="Standard"><text:span text:style-name="T6">SPRING PPPA AGENDA</text:span></text:p>
      <text:p text:style-name="P10"><text:span text:style-name="T7">Date: June 27, 2020</text:span></text:p>
      <text:p text:style-name="P10"><text:span text:style-name="T7">Time: 10 am</text:span></text:p>
      <text:p text:style-name="P10"><text:span text:style-name="T7">Zoom Meeting hosted by Suzanne Graves</text:span></text:p>
      <text:p text:style-name="P10"><text:span text:style-name="T7">Instructions are attached to join the meeting </text:span></text:p>
      <text:p text:style-name="Standard"><text:span text:style-name="T8">Call to Order</text:span></text:p>
      <text:list xml:id="list3705670591" text:style-name="WWNum8">
        <text:list-item>
          <text:p text:style-name="P1"><text:span text:style-name="T7">Introduction of Officers</text:span></text:p>
        </text:list-item>
        <text:list-item>
          <text:p text:style-name="P1"><text:span text:style-name="T10">Secretaries draft and acceptance</text:span></text:p>
        </text:list-item>
        <text:list-item>
          <text:p text:style-name="P2"><text:span text:style-name="T10">Treasurers draft and acceptance</text:span></text:p>
        </text:list-item>
      </text:list>
      <text:p text:style-name="P8"><text:span text:style-name="T11"><text:s/>Committee Reports</text:span></text:p>
      <text:list xml:id="list2775732857" text:style-name="WWNum13">
        <text:list-item>
          <text:p text:style-name="P3"><text:span text:style-name="T10">Web Committee Report, Margaret Marder</text:span></text:p>
        </text:list-item>
      </text:list>
      <text:list xml:id="list1052854593" text:style-name="WWNum9">
        <text:list-item>
          <text:p text:style-name="P4"><text:span text:style-name="T10">Water Committee (</text:span><text:span text:style-name="T9">plus</text:span><text:span text:style-name="T10"> </text:span>weed watch and the VLAP program) <text:span text:style-name="T10">Mike Dionian</text:span></text:p>
        </text:list-item>
        <text:list-item>
          <text:p text:style-name="P4"><text:span text:style-name="T10">Road Committee Report and discussion, Robin Saunders</text:span></text:p>
        </text:list-item>
        <text:list-item>
          <text:p text:style-name="P4"><text:span text:style-name="T10">Association Archive Storage, Anne Van Tine</text:span></text:p>
        </text:list-item>
        <text:list-item>
          <text:p text:style-name="P4"><text:span text:style-name="T10">Nominating Committee, Suzanne Graves</text:span></text:p>
        </text:list-item>
        <text:list-item>
          <text:p text:style-name="P4"><text:span text:style-name="T10">Discussion of Pontoon Boat</text:span></text:p>
        </text:list-item>
      </text:list>
      <text:p text:style-name="P8"><text:span text:style-name="T11"><text:s/>Annual Contributions</text:span></text:p>
      <text:list xml:id="list4281402645" text:style-name="WWNum10">
        <text:list-item>
          <text:p text:style-name="P5"><text:span text:style-name="T10">Loon Preservation Committee</text:span></text:p>
        </text:list-item>
        <text:list-item>
          <text:p text:style-name="P5"><text:span text:style-name="T10">LSPA </text:span></text:p>
        </text:list-item>
        <text:list-item>
          <text:p text:style-name="P5"><text:span text:style-name="T10">NH Lakes Association</text:span></text:p>
        </text:list-item>
      </text:list>
      <text:p text:style-name="P8"><text:span text:style-name="T11">Call for Volunteers</text:span></text:p>
      <text:list xml:id="list496039492" text:style-name="WWNum11">
        <text:list-item>
          <text:p text:style-name="P6"><text:span text:style-name="T10">Chair for </text:span><text:span text:style-name="T4">Water Quality and Environmental Committee </text:span></text:p>
        </text:list-item>
        <text:list-item>
          <text:p text:style-name="P6"><text:span text:style-name="T4">Caretaker for Public Landing Signage</text:span></text:p>
        </text:list-item>
        <text:list-item>
          <text:p text:style-name="P6"><text:span text:style-name="T10">Volunteers to attend 2021 NH Lakes Conference</text:span></text:p>
        </text:list-item>
      </text:list>
      <text:p text:style-name="P8"><text:span text:style-name="T11">Future Events</text:span></text:p>
      <text:list xml:id="list730317540" text:style-name="WWNum12">
        <text:list-item>
          <text:p text:style-name="P7"><text:span text:style-name="T10">Water Festival </text:span><text:span text:style-name="T12">Canceled </text:span><text:span text:style-name="T10">Do we want a Parade?</text:span></text:p>
        </text:list-item>
        <text:list-item>
          <text:p text:style-name="P7"><text:span text:style-name="T10">Determine the date and method for the Fall Meeting</text:span></text:p>
        </text:list-item>
      </text:list>
      <text:p text:style-name="P8"><text:span text:style-name="T11">New Business</text:span></text:p>
      <text:p text:style-name="P8"><text:span text:style-name="T11">Adjourn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hief Blueprint" svg:font-family="'Chief Blueprin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IDFont+F11" svg:font-family="CIDFont+F1" style:font-family-generic="system" style:font-pitch="variable"/>
    <style:font-face style:name="CIDFont+F21" svg:font-family="CIDFont+F2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llen Winkler</meta:initial-creator>
    <meta:editing-cycles>5</meta:editing-cycles>
    <meta:creation-date>2020-06-12T17:05:00</meta:creation-date>
    <dc:date>2020-06-25T19:46:53.152733428</dc:date>
    <meta:editing-duration>P2DT1H32M44S</meta:editing-duration>
    <meta:generator>LibreOffice/6.4.3.2$Linux_X86_64 LibreOffice_project/40$Build-2</meta:generator>
    <meta:document-statistic meta:table-count="0" meta:image-count="0" meta:object-count="0" meta:page-count="1" meta:paragraph-count="34" meta:word-count="195" meta:character-count="1209" meta:non-whitespace-character-count="10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